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72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3929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2.2638in"/>
    </style:style>
    <style:style style:name="co9" style:family="table-column">
      <style:table-column-properties fo:break-before="auto" style:column-width="0.3366in"/>
    </style:style>
    <style:style style:name="co10" style:family="table-column">
      <style:table-column-properties fo:break-before="auto" style:column-width="1.8173in"/>
    </style:style>
    <style:style style:name="co11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1pt double #000000" style:border-line-width-left="0.0083in 0.0083in 0.0165in" fo:border-right="none" fo:border-top="2.41pt double #000000" style:border-line-width-top="0.0083in 0.0083in 0.0165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41pt double #000000" style:border-line-width-left="0.0083in 0.0083in 0.0165in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2.41pt double #000000" style:border-line-width-left="0.0083in 0.0083in 0.0165in" fo:border-right="none" fo:border-top="none"/>
    </style:style>
    <style:style style:name="ce4" style:family="table-cell" style:parent-style-name="Default">
      <style:table-cell-properties fo:border-bottom="2.41pt double #000000" style:border-line-width-bottom="0.0083in 0.0083in 0.0165in" fo:border-left="2.41pt double #000000" style:border-line-width-left="0.0083in 0.0083in 0.0165in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2.41pt double #000000" style:border-line-width-right="0.0083in 0.0083in 0.0165in" fo:border-top="2.41pt double #000000" style:border-line-width-top="0.0083in 0.0083in 0.0165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33ff99" fo:border-left="none" fo:border-right="2.41pt double #000000" style:border-line-width-right="0.0083in 0.0083in 0.0165in" fo:border-top="none"/>
    </style:style>
    <style:style style:name="ce7" style:family="table-cell" style:parent-style-name="Default">
      <style:table-cell-properties fo:border-bottom="none" fo:border-left="none" fo:border-right="2.41pt double #000000" style:border-line-width-right="0.0083in 0.0083in 0.0165in" fo:border-top="none"/>
    </style:style>
    <style:style style:name="ce8" style:family="table-cell" style:parent-style-name="Default">
      <style:table-cell-properties fo:border-bottom="2.41pt double #000000" style:border-line-width-bottom="0.0083in 0.0083in 0.0165in" fo:background-color="#ff6600" fo:border-left="none" fo:border-right="2.41pt double #000000" style:border-line-width-right="0.0083in 0.0083in 0.0165in" fo:border-top="none"/>
    </style:style>
    <style:style style:name="ce9" style:family="table-cell" style:parent-style-name="Default">
      <style:table-cell-properties fo:border-bottom="2.41pt double #000000" style:border-line-width-bottom="0.0083in 0.0083in 0.0165in" fo:border-left="2.41pt double #000000" style:border-line-width-left="0.0083in 0.0083in 0.0165in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41pt double #000000" style:border-line-width-top="0.0083in 0.0083in 0.0165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order-bottom="2.41pt double #000000" style:border-line-width-bottom="0.0083in 0.0083in 0.0165in" fo:border-left="none" fo:border-right="none" fo:border-top="none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 style:data-style-name="N122">
      <style:table-cell-properties fo:background-color="#999999"/>
      <style:text-properties fo:color="#800000"/>
    </style:style>
    <style:style style:name="ce15" style:family="table-cell" style:parent-style-name="Default">
      <style:table-cell-properties fo:border-bottom="none" fo:background-color="#dddddd" fo:border-left="none" fo:border-right="2.41pt double #000000" style:border-line-width-right="0.0083in 0.0083in 0.0165in" fo:border-top="none"/>
    </style:style>
    <style:style style:name="ce16" style:family="table-cell" style:parent-style-name="Default">
      <style:table-cell-properties fo:border-bottom="2.41pt double #000000" style:border-line-width-bottom="0.0083in 0.0083in 0.0165in" fo:border-left="none" fo:border-right="2.41pt double #000000" style:border-line-width-right="0.0083in 0.0083in 0.0165in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2.41pt double #000000" style:border-line-width-right="0.0083in 0.0083in 0.0165in" fo:border-top="none"/>
      <style:paragraph-properties fo:text-align="end" fo:margin-left="0in"/>
    </style:style>
    <style:style style:name="ce19" style:family="table-cell" style:parent-style-name="Default">
      <style:table-cell-properties fo:border-bottom="none" fo:border-left="2.41pt double #000000" style:border-line-width-left="0.0165in 0.0083in 0.0083in" fo:border-right="none" fo:border-top="2.01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2.41pt double #000000" style:border-line-width-left="0.0165in 0.0083in 0.0083in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2.41pt double #000000" style:border-line-width-left="0.0165in 0.0083in 0.0083in" fo:border-right="none" fo:border-top="none"/>
    </style:style>
    <style:style style:name="ce22" style:family="table-cell" style:parent-style-name="Default">
      <style:table-cell-properties fo:border-bottom="2.01pt solid #000000" fo:border-left="2.41pt double #000000" style:border-line-width-left="0.0165in 0.0083in 0.0083in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2.01pt solid #000000" fo:border-top="2.01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ff99" fo:border-left="none" fo:border-right="2.01pt solid #000000" fo:border-top="none"/>
    </style:style>
    <style:style style:name="ce25" style:family="table-cell" style:parent-style-name="Default">
      <style:table-cell-properties fo:border-bottom="none" fo:border-left="none" fo:border-right="2.01pt solid #000000" fo:border-top="none"/>
    </style:style>
    <style:style style:name="ce26" style:family="table-cell" style:parent-style-name="Default">
      <style:table-cell-properties fo:border-bottom="2.01pt solid #000000" fo:background-color="#ff6600" fo:border-left="none" fo:border-right="2.01pt solid #000000" fo:border-top="none"/>
    </style:style>
    <style:style style:name="ce27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2.01pt solid #000000" fo:border-right="none" fo:border-top="none"/>
    </style:style>
    <style:style style:name="ce30" style:family="table-cell" style:parent-style-name="Default">
      <style:table-cell-properties fo:border-bottom="2.01pt solid #000000" fo:border-left="2.01pt solid #000000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Resistor values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ce2"/>
        <table:table-column table:style-name="co3" table:default-cell-style-name="ce11"/>
        <table:table-column table:style-name="co5" table:default-cell-style-name="ce13"/>
        <table:table-column table:style-name="co3" table:default-cell-style-name="ce14"/>
        <table:table-column table:style-name="co6" table:default-cell-style-name="ce15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To Use: Plug in resistor values in each of the green boxes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The sheet will calculate the overall series resistance, the resistance from the wiper to each end, and the attenuation factor if the circuit is wired as a divider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Resistor positions increase from 1 (fully counterclockwise) ..to 9 (fully clockwise)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Switch positions are numbered similarly from 1 (maximum counterclockwise) to 10 (max clockwise)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5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esistor Position</text:p>
          </table:table-cell>
          <table:table-cell table:style-name="ce5" office:value-type="string" calcext:value-type="string">
            <text:p>Resistor Value</text:p>
          </table:table-cell>
          <table:table-cell/>
          <table:table-cell table:style-name="ce1" office:value-type="string" calcext:value-type="string">
            <text:p>Switch Position</text:p>
          </table:table-cell>
          <table:table-cell table:style-name="ce10" office:value-type="string" calcext:value-type="string">
            <text:p>R (W to CW)</text:p>
          </table:table-cell>
          <table:table-cell table:style-name="ce10" office:value-type="string" calcext:value-type="string">
            <text:p>R (CCW to W)</text:p>
          </table:table-cell>
          <table:table-cell table:style-name="ce10" office:value-type="string" calcext:value-type="string">
            <text:p>Gain Coeff</text:p>
          </table:table-cell>
          <table:table-cell table:style-name="ce5" office:value-type="string" calcext:value-type="string">
            <text:p>divider in dB</text:p>
          </table:table-cell>
          <table:table-cell table:number-columns-repeated="4"/>
          <table:table-cell table:style-name="ce17"/>
          <table:table-cell table:number-columns-repeated="4"/>
          <table: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8:.B16])"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formula="of:=[.F8]/([.E8]+[.F8])" office:value-type="float" office:value="0" calcext:value-type="float">
            <text:p>0.0000</text:p>
          </table:table-cell>
          <table:table-cell office:value-type="string" calcext:value-type="string">
            <text:p>-inf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9:.B16])" office:value-type="float" office:value="80000" calcext:value-type="float">
            <text:p>80000</text:p>
          </table:table-cell>
          <table:table-cell table:formula="of:=SUM([.B8])" office:value-type="float" office:value="10000" calcext:value-type="float">
            <text:p>10000</text:p>
          </table:table-cell>
          <table:table-cell table:formula="of:=[.F9]/([.E9]+[.F9])" office:value-type="float" office:value="0.111111111111111" calcext:value-type="float">
            <text:p>0.1111</text:p>
          </table:table-cell>
          <table:table-cell table:formula="of:=LOG([.G9];10) * 20" office:value-type="float" office:value="-19.0848501887865" calcext:value-type="float">
            <text:p>-19.0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10:.B16])" office:value-type="float" office:value="70000" calcext:value-type="float">
            <text:p>70000</text:p>
          </table:table-cell>
          <table:table-cell table:formula="of:=SUM([.B8:.B9])" office:value-type="float" office:value="20000" calcext:value-type="float">
            <text:p>20000</text:p>
          </table:table-cell>
          <table:table-cell table:formula="of:=[.F10]/([.E10]+[.F10])" office:value-type="float" office:value="0.222222222222222" calcext:value-type="float">
            <text:p>0.2222</text:p>
          </table:table-cell>
          <table:table-cell table:formula="of:=LOG([.G10];10) * 20" office:value-type="float" office:value="-13.0642502755069" calcext:value-type="float">
            <text:p>-13.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11:.B18])" office:value-type="float" office:value="60000" calcext:value-type="float">
            <text:p>60000</text:p>
          </table:table-cell>
          <table:table-cell table:formula="of:=SUM([.B8:.B10])" office:value-type="float" office:value="30000" calcext:value-type="float">
            <text:p>30000</text:p>
          </table:table-cell>
          <table:table-cell table:formula="of:=[.F11]/([.E11]+[.F11])" office:value-type="float" office:value="0.333333333333333" calcext:value-type="float">
            <text:p>0.3333</text:p>
          </table:table-cell>
          <table:table-cell table:formula="of:=LOG([.G11];10) * 20" office:value-type="float" office:value="-9.54242509439325" calcext:value-type="float">
            <text:p>-9.5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2:.B16])" office:value-type="float" office:value="50000" calcext:value-type="float">
            <text:p>50000</text:p>
          </table:table-cell>
          <table:table-cell table:formula="of:=SUM([.B8:.B11])" office:value-type="float" office:value="40000" calcext:value-type="float">
            <text:p>40000</text:p>
          </table:table-cell>
          <table:table-cell table:formula="of:=[.F12]/([.E12]+[.F12])" office:value-type="float" office:value="0.444444444444444" calcext:value-type="float">
            <text:p>0.4444</text:p>
          </table:table-cell>
          <table:table-cell table:formula="of:=LOG([.G12];10) * 20" office:value-type="float" office:value="-7.04365036222725" calcext:value-type="float">
            <text:p>-7.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13:.B16])" office:value-type="float" office:value="40000" calcext:value-type="float">
            <text:p>40000</text:p>
          </table:table-cell>
          <table:table-cell table:formula="of:=SUM([.B8:.B12])" office:value-type="float" office:value="50000" calcext:value-type="float">
            <text:p>50000</text:p>
          </table:table-cell>
          <table:table-cell table:formula="of:=[.F13]/([.E13]+[.F13])" office:value-type="float" office:value="0.555555555555556" calcext:value-type="float">
            <text:p>0.5556</text:p>
          </table:table-cell>
          <table:table-cell table:formula="of:=LOG([.G13];10) * 20" office:value-type="float" office:value="-5.10545010206612" calcext:value-type="float">
            <text:p>-5.1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4:.B16])" office:value-type="float" office:value="30000" calcext:value-type="float">
            <text:p>30000</text:p>
          </table:table-cell>
          <table:table-cell table:formula="of:=SUM([.B8:.B13])" office:value-type="float" office:value="60000" calcext:value-type="float">
            <text:p>60000</text:p>
          </table:table-cell>
          <table:table-cell table:formula="of:=[.F14]/([.E14]+[.F14])" office:value-type="float" office:value="0.666666666666667" calcext:value-type="float">
            <text:p>0.6667</text:p>
          </table:table-cell>
          <table:table-cell table:formula="of:=LOG([.G14];10) * 20" office:value-type="float" office:value="-3.52182518111362" calcext:value-type="float">
            <text:p>-3.5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5:.B16])" office:value-type="float" office:value="20000" calcext:value-type="float">
            <text:p>20000</text:p>
          </table:table-cell>
          <table:table-cell table:formula="of:=SUM([.B8:.B14])" office:value-type="float" office:value="70000" calcext:value-type="float">
            <text:p>70000</text:p>
          </table:table-cell>
          <table:table-cell table:formula="of:=[.F15]/([.E15]+[.F15])" office:value-type="float" office:value="0.777777777777778" calcext:value-type="float">
            <text:p>0.7778</text:p>
          </table:table-cell>
          <table:table-cell table:formula="of:=LOG([.G15];10) * 20" office:value-type="float" office:value="-2.18288938850136" calcext:value-type="float">
            <text:p>-2.1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16])" office:value-type="float" office:value="10000" calcext:value-type="float">
            <text:p>10000</text:p>
          </table:table-cell>
          <table:table-cell table:formula="of:=SUM([.B8:.B15])" office:value-type="float" office:value="80000" calcext:value-type="float">
            <text:p>80000</text:p>
          </table:table-cell>
          <table:table-cell table:formula="of:=[.F16]/([.E16]+[.F16])" office:value-type="float" office:value="0.888888888888889" calcext:value-type="float">
            <text:p>0.8889</text:p>
          </table:table-cell>
          <table:table-cell table:formula="of:=LOG([.G16];10) * 20" office:value-type="float" office:value="-1.02305044894763" calcext:value-type="float">
            <text:p>-1.02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7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8:.B17])" office:value-type="float" office:value="90000" calcext:value-type="float">
            <text:p>90000</text:p>
          </table:table-cell>
          <table:table-cell table:formula="of:=[.F17]/([.E17]+[.F17])" office:value-type="float" office:value="1" calcext:value-type="float">
            <text:p>1.0000</text:p>
          </table:table-cell>
          <table:table-cell table:formula="of:=LOG([.G17];10) * 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7"/>
          <table:table-cell/>
          <table:table-cell table:style-name="ce3"/>
          <table:table-cell table:style-name="Default" table:number-columns-repeated="3"/>
          <table:table-cell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Overall Resistance (CCW to CW)</text:p>
          </table:table-cell>
          <table:table-cell table:style-name="ce8" table:formula="of:=SUM([.B8:.B16])" office:value-type="float" office:value="90000" calcext:value-type="float">
            <text:p>90000</text:p>
          </table:table-cell>
          <table:table-cell/>
          <table:table-cell table:style-name="ce3"/>
          <table:table-cell table:style-name="Default" table:number-columns-repeated="3"/>
          <table:table-cell table:style-name="ce7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9"/>
          <table:table-cell table:style-name="ce12" table:number-columns-repeated="2"/>
          <table:table-cell table:style-name="ce12" office:value-type="string" calcext:value-type="string">
            <text:p>Vout = Vin * factor</text:p>
          </table:table-cell>
          <table:table-cell table:style-name="ce16"/>
          <table:table-cell table:number-columns-repeated="10"/>
        </table:table-row>
      </table:table>
      <table:table table:name="Attenuator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ce2"/>
        <table:table-column table:style-name="co3" table:default-cell-style-name="ce11"/>
        <table:table-column table:style-name="co5" table:default-cell-style-name="ce13"/>
        <table:table-column table:style-name="co3" table:default-cell-style-name="ce14"/>
        <table:table-column table:style-name="co6" table:default-cell-style-name="ce15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To Use: Plug in resistor values in each of the green boxes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The sheet will calculate the overall series resistance, the resistance from the wiper to each end, and the attenuation factor if the circuit is wired as a divider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Resistor positions increase from 1 (fully counterclockwise) ..to 9 (fully clockwise)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Switch positions are numbered similarly from 1 (maximum counterclockwise) to 10 (max cloxkwise)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5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esistor Position</text:p>
          </table:table-cell>
          <table:table-cell table:style-name="ce5" office:value-type="string" calcext:value-type="string">
            <text:p>Resistor Value</text:p>
          </table:table-cell>
          <table:table-cell/>
          <table:table-cell table:style-name="ce1" office:value-type="string" calcext:value-type="string">
            <text:p>Switch Position</text:p>
          </table:table-cell>
          <table:table-cell table:style-name="ce10" office:value-type="string" calcext:value-type="string">
            <text:p>R (W to CW)</text:p>
          </table:table-cell>
          <table:table-cell table:style-name="ce10" office:value-type="string" calcext:value-type="string">
            <text:p>R (CCW to W)</text:p>
          </table:table-cell>
          <table:table-cell table:style-name="ce10" office:value-type="string" calcext:value-type="string">
            <text:p>Gain Coeff</text:p>
          </table:table-cell>
          <table:table-cell table:style-name="ce5" office:value-type="string" calcext:value-type="string">
            <text:p>divider in dB</text:p>
          </table:table-cell>
          <table:table-cell table:number-columns-repeated="4"/>
          <table:table-cell table:style-name="ce17"/>
          <table:table-cell table:number-columns-repeated="4"/>
          <table: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8:.B16])" office:value-type="float" office:value="8767" calcext:value-type="float">
            <text:p>8767</text:p>
          </table:table-cell>
          <table:table-cell office:value-type="float" office:value="0" calcext:value-type="float">
            <text:p>0</text:p>
          </table:table-cell>
          <table:table-cell table:formula="of:=[.F8]/([.E8]+[.F8])" office:value-type="float" office:value="0" calcext:value-type="float">
            <text:p>0.0000</text:p>
          </table:table-cell>
          <table:table-cell table:style-name="ce18" office:value-type="string" calcext:value-type="string">
            <text:p>-inf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9:.B16])" office:value-type="float" office:value="8757" calcext:value-type="float">
            <text:p>8757</text:p>
          </table:table-cell>
          <table:table-cell table:formula="of:=SUM([.B8])" office:value-type="float" office:value="10" calcext:value-type="float">
            <text:p>10</text:p>
          </table:table-cell>
          <table:table-cell table:formula="of:=[.F9]/([.E9]+[.F9])" office:value-type="float" office:value="0.00114064104026463" calcext:value-type="float">
            <text:p>0.0011</text:p>
          </table:table-cell>
          <table:table-cell table:formula="of:=LOG([.G9];10) * 20" office:value-type="float" office:value="-58.8570201310867" calcext:value-type="float">
            <text:p>-58.8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10:.B16])" office:value-type="float" office:value="8737" calcext:value-type="float">
            <text:p>8737</text:p>
          </table:table-cell>
          <table:table-cell table:formula="of:=SUM([.B8:.B9])" office:value-type="float" office:value="30" calcext:value-type="float">
            <text:p>30</text:p>
          </table:table-cell>
          <table:table-cell table:formula="of:=[.F10]/([.E10]+[.F10])" office:value-type="float" office:value="0.00342192312079389" calcext:value-type="float">
            <text:p>0.0034</text:p>
          </table:table-cell>
          <table:table-cell table:formula="of:=LOG([.G10];10) * 20" office:value-type="float" office:value="-49.3145950366935" calcext:value-type="float">
            <text:p>-49.3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11:.B18])" office:value-type="float" office:value="8690" calcext:value-type="float">
            <text:p>8690</text:p>
          </table:table-cell>
          <table:table-cell table:formula="of:=SUM([.B8:.B10])" office:value-type="float" office:value="77" calcext:value-type="float">
            <text:p>77</text:p>
          </table:table-cell>
          <table:table-cell table:formula="of:=[.F11]/([.E11]+[.F11])" office:value-type="float" office:value="0.00878293601003764" calcext:value-type="float">
            <text:p>0.0088</text:p>
          </table:table-cell>
          <table:table-cell table:formula="of:=LOG([.G11];10) * 20" office:value-type="float" office:value="-41.1272056276371" calcext:value-type="float">
            <text:p>-41.1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2:.B16])" office:value-type="float" office:value="8590" calcext:value-type="float">
            <text:p>8590</text:p>
          </table:table-cell>
          <table:table-cell table:formula="of:=SUM([.B8:.B11])" office:value-type="float" office:value="177" calcext:value-type="float">
            <text:p>177</text:p>
          </table:table-cell>
          <table:table-cell table:formula="of:=[.F12]/([.E12]+[.F12])" office:value-type="float" office:value="0.0201893464126839" calcext:value-type="float">
            <text:p>0.0202</text:p>
          </table:table-cell>
          <table:table-cell table:formula="of:=LOG([.G12];10) * 20" office:value-type="float" office:value="-33.8975548038506" calcext:value-type="float">
            <text:p>-33.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13:.B16])" office:value-type="float" office:value="8370" calcext:value-type="float">
            <text:p>8370</text:p>
          </table:table-cell>
          <table:table-cell table:formula="of:=SUM([.B8:.B12])" office:value-type="float" office:value="397" calcext:value-type="float">
            <text:p>397</text:p>
          </table:table-cell>
          <table:table-cell table:formula="of:=[.F13]/([.E13]+[.F13])" office:value-type="float" office:value="0.0452834492985058" calcext:value-type="float">
            <text:p>0.0453</text:p>
          </table:table-cell>
          <table:table-cell table:formula="of:=LOG([.G13];10) * 20" office:value-type="float" office:value="-26.8812099958244" calcext:value-type="float">
            <text:p>-26.8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4:.B16])" office:value-type="float" office:value="7900" calcext:value-type="float">
            <text:p>7900</text:p>
          </table:table-cell>
          <table:table-cell table:formula="of:=SUM([.B8:.B13])" office:value-type="float" office:value="867" calcext:value-type="float">
            <text:p>867</text:p>
          </table:table-cell>
          <table:table-cell table:formula="of:=[.F14]/([.E14]+[.F14])" office:value-type="float" office:value="0.0988935781909433" calcext:value-type="float">
            <text:p>0.0989</text:p>
          </table:table-cell>
          <table:table-cell table:formula="of:=LOG([.G14];10) * 20" office:value-type="float" office:value="-20.0966381815625" calcext:value-type="float">
            <text:p>-20.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5:.B16])" office:value-type="float" office:value="6900" calcext:value-type="float">
            <text:p>6900</text:p>
          </table:table-cell>
          <table:table-cell table:formula="of:=SUM([.B8:.B14])" office:value-type="float" office:value="1867" calcext:value-type="float">
            <text:p>1867</text:p>
          </table:table-cell>
          <table:table-cell table:formula="of:=[.F15]/([.E15]+[.F15])" office:value-type="float" office:value="0.212957682217406" calcext:value-type="float">
            <text:p>0.2130</text:p>
          </table:table-cell>
          <table:table-cell table:formula="of:=LOG([.G15];10) * 20" office:value-type="float" office:value="-13.4341337721052" calcext:value-type="float">
            <text:p>-13.4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16])" office:value-type="float" office:value="4700" calcext:value-type="float">
            <text:p>4700</text:p>
          </table:table-cell>
          <table:table-cell table:formula="of:=SUM([.B8:.B15])" office:value-type="float" office:value="4067" calcext:value-type="float">
            <text:p>4067</text:p>
          </table:table-cell>
          <table:table-cell table:formula="of:=[.F16]/([.E16]+[.F16])" office:value-type="float" office:value="0.463898711075625" calcext:value-type="float">
            <text:p>0.4639</text:p>
          </table:table-cell>
          <table:table-cell table:formula="of:=LOG([.G16];10) * 20" office:value-type="float" office:value="-6.67153668299499" calcext:value-type="float">
            <text:p>-6.67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7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8:.B16])" office:value-type="float" office:value="8767" calcext:value-type="float">
            <text:p>8767</text:p>
          </table:table-cell>
          <table:table-cell table:formula="of:=[.F17]/([.E17]+[.F17])" office:value-type="float" office:value="1" calcext:value-type="float">
            <text:p>1.0000</text:p>
          </table:table-cell>
          <table:table-cell table:formula="of:=LOG([.G17];10) * 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7"/>
          <table:table-cell/>
          <table:table-cell table:style-name="ce3"/>
          <table:table-cell table:style-name="Default" table:number-columns-repeated="3"/>
          <table:table-cell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Overall Resistance (CCW to CW)</text:p>
          </table:table-cell>
          <table:table-cell table:style-name="ce8" table:formula="of:=SUM([.B8:.B16])" office:value-type="float" office:value="8767" calcext:value-type="float">
            <text:p>8767</text:p>
          </table:table-cell>
          <table:table-cell/>
          <table:table-cell table:style-name="ce3"/>
          <table:table-cell table:style-name="Default" table:number-columns-repeated="3"/>
          <table:table-cell table:style-name="ce7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9"/>
          <table:table-cell table:style-name="ce12" table:number-columns-repeated="2"/>
          <table:table-cell table:style-name="ce12" office:value-type="string" calcext:value-type="string">
            <text:p>Vout = Vin * factor</text:p>
          </table:table-cell>
          <table:table-cell table:style-name="ce16"/>
          <table:table-cell table:number-columns-repeated="10"/>
        </table:table-row>
      </table:table>
      <table:table table:name="Sound Detector" table:style-name="ta1" table:print="false">
        <table:table-column table:style-name="co8" table:default-cell-style-name="ce20"/>
        <table:table-column table:style-name="co2" table:default-cell-style-name="ce24"/>
        <table:table-column table:style-name="co9" table:default-cell-style-name="Default"/>
        <table:table-column table:style-name="co4" table:default-cell-style-name="ce28"/>
        <table:table-column table:style-name="co3" table:default-cell-style-name="ce11"/>
        <table:table-column table:style-name="co5" table:default-cell-style-name="ce13"/>
        <table:table-column table:style-name="co3" table:default-cell-style-name="ce14"/>
        <table:table-column table:style-name="co6" table:default-cell-style-name="ce33"/>
        <table:table-column table:style-name="co10" table:default-cell-style-name="Default"/>
        <table:table-column table:style-name="co11" table:default-cell-style-name="Default"/>
        <table:table-column table:style-name="co3" table:default-cell-style-name="ce25"/>
        <table:table-column table:style-name="co3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To Use: Plug in resistor values in each of the green boxes.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The sheet will calculate the overall series resistance, the resistance from the wiper to each end, and the attenuation factor if the circuit is wired as a divider.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sistor positions increase from 1 (fully counterclockwise) ..to 9 (fully clockwise).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ce17" office:value-type="string" calcext:value-type="string">
            <text:p>Input R (R2)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witch positions are numbered similarly from 1 (maximum counterclockwise) to 10 (max clockwise).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ce17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19" office:value-type="string" calcext:value-type="string">
            <text:p>Resistor Position</text:p>
          </table:table-cell>
          <table:table-cell table:style-name="ce23" office:value-type="string" calcext:value-type="string">
            <text:p>Resistor Value</text:p>
          </table:table-cell>
          <table:table-cell/>
          <table:table-cell table:style-name="ce27" office:value-type="string" calcext:value-type="string">
            <text:p>Switch Position</text:p>
          </table:table-cell>
          <table:table-cell table:style-name="ce31" office:value-type="string" calcext:value-type="string">
            <text:p>R (W to CW)</text:p>
          </table:table-cell>
          <table:table-cell table:style-name="ce31" office:value-type="string" calcext:value-type="string">
            <text:p>R (CCW to W)</text:p>
          </table:table-cell>
          <table:table-cell table:style-name="ce31" office:value-type="string" calcext:value-type="string">
            <text:p>Gain Coeff</text:p>
          </table:table-cell>
          <table:table-cell table:style-name="ce31" office:value-type="string" calcext:value-type="string">
            <text:p>divider in dB</text:p>
          </table:table-cell>
          <table:table-cell table:style-name="ce31" office:value-type="string" calcext:value-type="string">
            <text:p>Arith gain w/o R3</text:p>
          </table:table-cell>
          <table:table-cell table:style-name="ce31" office:value-type="string" calcext:value-type="string">
            <text:p>in dB</text:p>
          </table:table-cell>
          <table:table-cell table:style-name="ce23" office:value-type="string" calcext:value-type="string">
            <text:p>Step-to-step</text:p>
          </table:table-cell>
          <table:table-cell table:style-name="ce17"/>
          <table:table-cell table:number-columns-repeated="5"/>
          <table: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8:.B16])" office:value-type="float" office:value="187840" calcext:value-type="float">
            <text:p>187840</text:p>
          </table:table-cell>
          <table:table-cell office:value-type="float" office:value="0" calcext:value-type="float">
            <text:p>0</text:p>
          </table:table-cell>
          <table:table-cell table:formula="of:=[.F8]/([.E8]+[.F8])" office:value-type="float" office:value="0" calcext:value-type="float">
            <text:p>0.0000</text:p>
          </table:table-cell>
          <table:table-cell office:value-type="string" calcext:value-type="string">
            <text:p>-inf</text:p>
          </table:table-cell>
          <table:table-cell office:value-type="float" office:value="0.00001" calcext:value-type="float">
            <text:p>0</text:p>
          </table:table-cell>
          <table:table-cell table:formula="of:=20*LOG([.I8])" office:value-type="float" office:value="-100" calcext:value-type="float">
            <text:p>-1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9:.B16])" office:value-type="float" office:value="187370" calcext:value-type="float">
            <text:p>187370</text:p>
          </table:table-cell>
          <table:table-cell table:formula="of:=SUM([.B8])" office:value-type="float" office:value="470" calcext:value-type="float">
            <text:p>470</text:p>
          </table:table-cell>
          <table:table-cell table:formula="of:=[.F9]/([.E9]+[.F9])" office:value-type="float" office:value="0.00250212947189097" calcext:value-type="float">
            <text:p>0.0025</text:p>
          </table:table-cell>
          <table:table-cell table:formula="of:=LOG([.G9];10) * 20" office:value-type="float" office:value="-52.0338044326361" calcext:value-type="float">
            <text:p>-52.03</text:p>
          </table:table-cell>
          <table:table-cell table:formula="of:=[.F9]/[.$K$3]" office:value-type="float" office:value="0.47" calcext:value-type="float">
            <text:p>0.47</text:p>
          </table:table-cell>
          <table:table-cell table:formula="of:=20*LOG([.I9])" office:value-type="float" office:value="-6.55804284128565" calcext:value-type="float">
            <text:p>-6.56</text:p>
          </table:table-cell>
          <table:table-cell table:formula="of:=[.J9]-[.J8]" office:value-type="float" office:value="93.4419571587143" calcext:value-type="float">
            <text:p>93.4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10:.B16])" office:value-type="float" office:value="186900" calcext:value-type="float">
            <text:p>186900</text:p>
          </table:table-cell>
          <table:table-cell table:formula="of:=SUM([.B8:.B9])" office:value-type="float" office:value="940" calcext:value-type="float">
            <text:p>940</text:p>
          </table:table-cell>
          <table:table-cell table:formula="of:=[.F10]/([.E10]+[.F10])" office:value-type="float" office:value="0.00500425894378194" calcext:value-type="float">
            <text:p>0.0050</text:p>
          </table:table-cell>
          <table:table-cell table:formula="of:=LOG([.G10];10) * 20" office:value-type="float" office:value="-46.0132045193564" calcext:value-type="float">
            <text:p>-46.01</text:p>
          </table:table-cell>
          <table:table-cell table:formula="of:=[.F10]/[.$K$3]" office:value-type="float" office:value="0.94" calcext:value-type="float">
            <text:p>0.94</text:p>
          </table:table-cell>
          <table:table-cell table:formula="of:=20*LOG([.I10])" office:value-type="float" office:value="-0.537442928006027" calcext:value-type="float">
            <text:p>-0.54</text:p>
          </table:table-cell>
          <table:table-cell table:formula="of:=[.J10]-[.J9]" office:value-type="float" office:value="6.02059991327962" calcext:value-type="float">
            <text:p>6.0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11:.B16])" office:value-type="float" office:value="185900" calcext:value-type="float">
            <text:p>185900</text:p>
          </table:table-cell>
          <table:table-cell table:formula="of:=SUM([.B8:.B10])" office:value-type="float" office:value="1940" calcext:value-type="float">
            <text:p>1940</text:p>
          </table:table-cell>
          <table:table-cell table:formula="of:=[.F11]/([.E11]+[.F11])" office:value-type="float" office:value="0.0103279386712095" calcext:value-type="float">
            <text:p>0.0103</text:p>
          </table:table-cell>
          <table:table-cell table:formula="of:=LOG([.G11];10) * 20" office:value-type="float" office:value="-39.7197269927459" calcext:value-type="float">
            <text:p>-39.72</text:p>
          </table:table-cell>
          <table:table-cell table:formula="of:=[.F11]/[.$K$3]" office:value-type="float" office:value="1.94" calcext:value-type="float">
            <text:p>1.94</text:p>
          </table:table-cell>
          <table:table-cell table:formula="of:=20*LOG([.I11])" office:value-type="float" office:value="5.75603459860452" calcext:value-type="float">
            <text:p>5.76</text:p>
          </table:table-cell>
          <table:table-cell table:formula="of:=[.J11]-[.J10]" office:value-type="float" office:value="6.29347752661055" calcext:value-type="float">
            <text:p>6.2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2:.B16])" office:value-type="float" office:value="183700" calcext:value-type="float">
            <text:p>183700</text:p>
          </table:table-cell>
          <table:table-cell table:formula="of:=SUM([.B8:.B11])" office:value-type="float" office:value="4140" calcext:value-type="float">
            <text:p>4140</text:p>
          </table:table-cell>
          <table:table-cell table:formula="of:=[.F12]/([.E12]+[.F12])" office:value-type="float" office:value="0.0220400340715503" calcext:value-type="float">
            <text:p>0.0220</text:p>
          </table:table-cell>
          <table:table-cell table:formula="of:=LOG([.G12];10) * 20" office:value-type="float" office:value="-33.1357547689324" calcext:value-type="float">
            <text:p>-33.14</text:p>
          </table:table-cell>
          <table:table-cell table:formula="of:=[.F12]/[.$K$3]" office:value-type="float" office:value="4.14" calcext:value-type="float">
            <text:p>4.14</text:p>
          </table:table-cell>
          <table:table-cell table:formula="of:=20*LOG([.I12])" office:value-type="float" office:value="12.340006822418" calcext:value-type="float">
            <text:p>12.34</text:p>
          </table:table-cell>
          <table:table-cell table:formula="of:=[.J12]-[.J11]" office:value-type="float" office:value="6.58397222381346" calcext:value-type="float">
            <text:p>6.5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13:.B16])" office:value-type="float" office:value="179000" calcext:value-type="float">
            <text:p>179000</text:p>
          </table:table-cell>
          <table:table-cell table:formula="of:=SUM([.B8:.B12])" office:value-type="float" office:value="8840" calcext:value-type="float">
            <text:p>8840</text:p>
          </table:table-cell>
          <table:table-cell table:formula="of:=[.F13]/([.E13]+[.F13])" office:value-type="float" office:value="0.04706132879046" calcext:value-type="float">
            <text:p>0.0471</text:p>
          </table:table-cell>
          <table:table-cell table:formula="of:=LOG([.G13];10) * 20" office:value-type="float" office:value="-26.5467162910889" calcext:value-type="float">
            <text:p>-26.55</text:p>
          </table:table-cell>
          <table:table-cell table:formula="of:=[.F13]/[.$K$3]" office:value-type="float" office:value="8.84" calcext:value-type="float">
            <text:p>8.84</text:p>
          </table:table-cell>
          <table:table-cell table:formula="of:=20*LOG([.I13])" office:value-type="float" office:value="18.9290453002615" calcext:value-type="float">
            <text:p>18.93</text:p>
          </table:table-cell>
          <table:table-cell table:formula="of:=[.J13]-[.J12]" office:value-type="float" office:value="6.58903847784348" calcext:value-type="float">
            <text:p>6.5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4:.B16])" office:value-type="float" office:value="169000" calcext:value-type="float">
            <text:p>169000</text:p>
          </table:table-cell>
          <table:table-cell table:formula="of:=SUM([.B8:.B13])" office:value-type="float" office:value="18840" calcext:value-type="float">
            <text:p>18840</text:p>
          </table:table-cell>
          <table:table-cell table:formula="of:=[.F14]/([.E14]+[.F14])" office:value-type="float" office:value="0.100298126064736" calcext:value-type="float">
            <text:p>0.1003</text:p>
          </table:table-cell>
          <table:table-cell table:formula="of:=LOG([.G14];10) * 20" office:value-type="float" office:value="-19.9741436222132" calcext:value-type="float">
            <text:p>-19.97</text:p>
          </table:table-cell>
          <table:table-cell table:formula="of:=[.F14]/[.$K$3]" office:value-type="float" office:value="18.84" calcext:value-type="float">
            <text:p>18.84</text:p>
          </table:table-cell>
          <table:table-cell table:formula="of:=20*LOG([.I14])" office:value-type="float" office:value="25.5016179691372" calcext:value-type="float">
            <text:p>25.5</text:p>
          </table:table-cell>
          <table:table-cell table:formula="of:=[.J14]-[.J13]" office:value-type="float" office:value="6.57257266887571" calcext:value-type="float">
            <text:p>6.5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00" calcext:value-type="float">
            <text:p>470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5:.B16])" office:value-type="float" office:value="147000" calcext:value-type="float">
            <text:p>147000</text:p>
          </table:table-cell>
          <table:table-cell table:formula="of:=SUM([.B8:.B14])" office:value-type="float" office:value="40840" calcext:value-type="float">
            <text:p>40840</text:p>
          </table:table-cell>
          <table:table-cell table:formula="of:=[.F15]/([.E15]+[.F15])" office:value-type="float" office:value="0.217419080068143" calcext:value-type="float">
            <text:p>0.2174</text:p>
          </table:table-cell>
          <table:table-cell table:formula="of:=LOG([.G15];10) * 20" office:value-type="float" office:value="-13.254046923053" calcext:value-type="float">
            <text:p>-13.25</text:p>
          </table:table-cell>
          <table:table-cell table:formula="of:=[.F15]/[.$K$3]" office:value-type="float" office:value="40.84" calcext:value-type="float">
            <text:p>40.84</text:p>
          </table:table-cell>
          <table:table-cell table:formula="of:=20*LOG([.I15])" office:value-type="float" office:value="32.2217146682974" calcext:value-type="float">
            <text:p>32.22</text:p>
          </table:table-cell>
          <table:table-cell table:formula="of:=[.J15]-[.J14]" office:value-type="float" office:value="6.72009669916028" calcext:value-type="float">
            <text:p>6.7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16])" office:value-type="float" office:value="100000" calcext:value-type="float">
            <text:p>100000</text:p>
          </table:table-cell>
          <table:table-cell table:formula="of:=SUM([.B8:.B15])" office:value-type="float" office:value="87840" calcext:value-type="float">
            <text:p>87840</text:p>
          </table:table-cell>
          <table:table-cell table:formula="of:=[.F16]/([.E16]+[.F16])" office:value-type="float" office:value="0.46763202725724" calcext:value-type="float">
            <text:p>0.4676</text:p>
          </table:table-cell>
          <table:table-cell table:formula="of:=LOG([.G16];10) * 20" office:value-type="float" office:value="-6.60191504923008" calcext:value-type="float">
            <text:p>-6.6</text:p>
          </table:table-cell>
          <table:table-cell table:formula="of:=[.F16]/[.$K$3]" office:value-type="float" office:value="87.84" calcext:value-type="float">
            <text:p>87.84</text:p>
          </table:table-cell>
          <table:table-cell table:formula="of:=20*LOG([.I16])" office:value-type="float" office:value="38.8738465421203" calcext:value-type="float">
            <text:p>38.87</text:p>
          </table:table-cell>
          <table:table-cell table:formula="of:=[.J16]-[.J15]" office:value-type="float" office:value="6.65213187382288" calcext:value-type="float">
            <text:p>6.65</text:p>
          </table:table-cell>
          <table:table-cell table:number-columns-repeated="7"/>
        </table:table-row>
        <table:table-row table:style-name="ro1">
          <table:table-cell table:style-name="ce21"/>
          <table:table-cell table:style-name="ce25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8:.B16])" office:value-type="float" office:value="187840" calcext:value-type="float">
            <text:p>187840</text:p>
          </table:table-cell>
          <table:table-cell table:formula="of:=[.F17]/([.E17]+[.F17])" office:value-type="float" office:value="1" calcext:value-type="float">
            <text:p>1.0000</text:p>
          </table:table-cell>
          <table:table-cell table:formula="of:=LOG([.G17];10) * 20" office:value-type="float" office:value="0" calcext:value-type="float">
            <text:p>0</text:p>
          </table:table-cell>
          <table:table-cell table:formula="of:=[.F17]/[.$K$3]" office:value-type="float" office:value="187.84" calcext:value-type="float">
            <text:p>187.84</text:p>
          </table:table-cell>
          <table:table-cell table:formula="of:=20*LOG([.I17])" office:value-type="float" office:value="45.4757615913504" calcext:value-type="float">
            <text:p>45.48</text:p>
          </table:table-cell>
          <table:table-cell table:formula="of:=[.J17]-[.J16]" office:value-type="float" office:value="6.60191504923007" calcext:value-type="float">
            <text:p>6.6</text:p>
          </table:table-cell>
          <table:table-cell table:number-columns-repeated="7"/>
        </table:table-row>
        <table:table-row table:style-name="ro1">
          <table:table-cell table:style-name="ce21"/>
          <table:table-cell table:style-name="ce25"/>
          <table:table-cell/>
          <table:table-cell table:style-name="ce29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2" office:value-type="string" calcext:value-type="string">
            <text:p>Overall Resistance (CCW to CW)</text:p>
          </table:table-cell>
          <table:table-cell table:style-name="ce26" table:formula="of:=SUM([.B8:.B16])" office:value-type="float" office:value="187840" calcext:value-type="float">
            <text:p>187840</text:p>
          </table:table-cell>
          <table:table-cell/>
          <table:table-cell table:style-name="ce29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30"/>
          <table:table-cell table:style-name="ce32" table:number-columns-repeated="6"/>
          <table:table-cell table:style-name="ce3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0000-00-00T00:00:01.989936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8M40S</meta:editing-duration>
    <meta:editing-cycles>23</meta:editing-cycles>
    <meta:generator>LibreOffice/4.1.3.2$Windows_x86 LibreOffice_project/70feb7d99726f064edab4605a8ab840c50ec57a</meta:generator>
    <dc:date>2015-04-30T16:47:03.635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